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FAFD86598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emon" svg:font-family="Lem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dash" draw:stroke-dash="Line_20_with_20_Fine_20_Dots" svg:stroke-width="0.254cm" svg:stroke-color="#666666" draw:marker-start-width="0.584cm" draw:marker-end-width="0.584cm" draw:fill="gradient" draw:fill-color="#666666" draw:fill-gradient-name="Gradient_20_2" draw:gradient-step-count="0" draw:opacity="55%" draw:opacity-name="" draw:textarea-vertical-align="middle" fo:padding-top="0.252cm" fo:padding-bottom="0.252cm" fo:padding-left="0.377cm" fo:padding-right="0.377cm" draw:shadow-offset-x="0.203cm" draw:shadow-offset-y="0.203cm" draw:shadow-opacity="55%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dash" draw:stroke-dash="Line_20_with_20_Fine_20_Dots" svg:stroke-width="0.254cm" svg:stroke-color="#666666" draw:marker-start-width="0.584cm" draw:marker-end-width="0.584cm" draw:fill="gradient" draw:fill-color="#666666" draw:fill-gradient-name="Gradient_20_2" draw:gradient-step-count="0" draw:opacity="55%" draw:opacity-name="" draw:textarea-horizontal-align="left" draw:textarea-vertical-align="top" fo:padding-top="0.252cm" fo:padding-bottom="0.252cm" fo:padding-left="0.377cm" fo:padding-right="0.377cm" draw:shadow-offset-x="0.203cm" draw:shadow-offset-y="0.203cm" draw:shadow-opacity="55%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666666" draw:fill-gradient-name="Gradient_20_2" draw:gradient-step-count="0" draw:opacity="55%"/>
      <style:paragraph-properties fo:text-align="center"/>
      <style:text-properties style:font-name="Lemon"/>
    </style:style>
    <style:style style:name="P4" style:family="paragraph">
      <style:paragraph-properties fo:text-align="start"/>
    </style:style>
    <style:style style:name="P5" style:family="paragraph">
      <loext:graphic-properties draw:fill="gradient" draw:fill-color="#666666" draw:fill-gradient-name="Gradient_20_2" draw:gradient-step-count="0" draw:opacity="55%"/>
      <style:paragraph-properties fo:text-align="start"/>
      <style:text-properties style:font-name="Lemon"/>
    </style:style>
    <style:style style:name="T1" style:family="text">
      <style:text-properties style:font-name="Lemon" fo:font-size="80pt" style:font-size-asian="80pt" style:font-size-complex="80pt"/>
    </style:style>
    <style:style style:name="T2" style:family="text">
      <style:text-properties style:font-name="Lemon" fo:font-size="42pt" style:font-size-asian="42pt" style:font-size-complex="42pt"/>
    </style:style>
    <style:style style:name="T3" style:family="text">
      <style:text-properties style:font-name="Lemo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997cm" svg:height="16.536cm" svg:x="-0.498cm" svg:y="-0.264cm">
          <draw:image xlink:href="Pictures/1000000000000190000000FAFD86598A.png" xlink:type="simple" xlink:show="embed" xlink:actuate="onLoad" draw:mime-type="image/png">
            <text:p/>
          </draw:image>
        </draw:frame>
        <draw:rect draw:style-name="gr2" draw:text-style-name="P3" xml:id="id1" draw:id="id1" draw:layer="layout" svg:width="22.86cm" svg:height="4.445cm" svg:x="2.57cm" svg:y="5.653cm">
          <text:p text:style-name="P2"><text:span text:style-name="T1">Potatoe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997cm" svg:height="16.536cm" svg:x="-0.498cm" svg:y="-0.264cm">
          <draw:image xlink:href="Pictures/1000000000000190000000FAFD86598A.png" xlink:type="simple" xlink:show="embed" xlink:actuate="onLoad" draw:mime-type="image/png">
            <text:p/>
          </draw:image>
        </draw:frame>
        <draw:rect draw:style-name="gr4" draw:text-style-name="P5" xml:id="id2" draw:id="id2" draw:layer="layout" svg:width="15.23cm" svg:height="14.612cm" draw:transform="skewX (-0.00279252680319093) translate (0.603cm 0.628cm)">
          <text:p text:style-name="P4"><text:span text:style-name="T2">Potatoe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0-height/2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997cm" svg:height="16.536cm" svg:x="-0.498cm" svg:y="-0.264cm">
          <draw:image xlink:href="Pictures/1000000000000190000000FAFD86598A.png" xlink:type="simple" xlink:show="embed" xlink:actuate="onLoad" draw:mime-type="image/png">
            <text:p/>
          </draw:image>
        </draw:frame>
        <draw:rect draw:style-name="gr4" draw:text-style-name="P5" xml:id="id3" draw:id="id3" draw:layer="layout" svg:width="15.23cm" svg:height="14.612cm" draw:transform="skewX (-0.00279252680319093) translate (12.065cm 0.628cm)">
          <text:p text:style-name="P4"><text:span text:style-name="T2">Potatoe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997cm" svg:height="16.536cm" svg:x="-0.498cm" svg:y="-0.264cm">
          <draw:image xlink:href="Pictures/1000000000000190000000FAFD86598A.png" xlink:type="simple" xlink:show="embed" xlink:actuate="onLoad" draw:mime-type="image/png">
            <text:p/>
          </draw:image>
        </draw:frame>
        <draw:rect draw:style-name="gr4" draw:text-style-name="P5" xml:id="id4" draw:id="id4" draw:layer="layout" svg:width="15.23cm" svg:height="14.612cm" draw:transform="skewX (-0.00279252680319093) translate (0.603cm 0.628cm)">
          <text:p text:style-name="P4"><text:span text:style-name="T2">Potatoe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4" smil:attributeName="visibility" smil:to="visible"/>
                  <anim:transitionFilter smil:dur="2s" smil:targetElement="id4" smil:type="pinWheelWipe" smil:subtype="oneBlad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997cm" svg:height="16.536cm" svg:x="-0.498cm" svg:y="-0.264cm">
          <draw:image xlink:href="Pictures/1000000000000190000000FAFD86598A.png" xlink:type="simple" xlink:show="embed" xlink:actuate="onLoad" draw:mime-type="image/png">
            <text:p/>
          </draw:image>
        </draw:frame>
        <draw:rect draw:style-name="gr4" draw:text-style-name="P5" xml:id="id5" draw:id="id5" draw:layer="layout" svg:width="15.23cm" svg:height="14.612cm" draw:transform="skewX (-0.00279252680319093) translate (12.034cm 0.628cm)">
          <text:p text:style-name="P4"><text:span text:style-name="T2">Potatoes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8.997cm" svg:height="16.536cm" svg:x="-0.498cm" svg:y="-0.264cm">
          <draw:image xlink:href="Pictures/1000000000000190000000FAFD86598A.png" xlink:type="simple" xlink:show="embed" xlink:actuate="onLoad" draw:mime-type="image/png">
            <text:p/>
          </draw:image>
        </draw:frame>
        <draw:rect draw:style-name="gr2" draw:text-style-name="P3" xml:id="id6" draw:id="id6" draw:layer="layout" svg:width="22.86cm" svg:height="4.445cm" svg:x="2.57cm" svg:y="5.653cm">
          <text:p text:style-name="P2"><text:span text:style-name="T3">Thank you for Listening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6" smil:attributeName="visibility" smil:to="visible"/>
                  <anim:set smil:begin="0s" smil:dur="0.455s" smil:fill="hold" smil:targetElement="id6" smil:attributeName="rotate" smil:to="-45"/>
                  <anim:animate smil:begin="0.455s" smil:dur="0.455s" smil:fill="hold" smil:targetElement="id6" smil:attributeName="rotate" smil:values="-45;45;0" smil:keyTimes="0;0.699;1"/>
                  <anim:animate smil:begin="0s" smil:dur="0.455s" smil:fill="hold" smil:targetElement="id6" smil:attributeName="y" smil:values="y-1;y-(0.354*width-0.172*height)" smil:keyTimes="0;1"/>
                  <anim:animate smil:begin="0.455s" smil:dur="0.156s" smil:fill="hold" smil:decelerate="0.5" smil:autoReverse="true" smil:targetElement="id6" smil:attributeName="y" smil:values="y-(0.354*width-0.172*height);y-(0.354*width-0.172*height)-height/2" smil:keyTimes="0;1"/>
                  <anim:animate smil:begin="0.864s" smil:dur="0.136s" smil:fill="hold" smil:targetElement="id6" smil:attributeName="y" smil:values="y-(0.354*width-0.172*height);y" smil:keyTimes="0;1"/>
                </anim:par>
              </anim:par>
            </anim:par>
          </anim:seq>
        </anim:par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emon" svg:font-family="Lem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ellipsoid" draw:cx="0%" draw:cy="0%" draw:start-color="#ff972f" draw:end-color="#666666" draw:start-intensity="60%" draw:end-intensity="100%" draw:angle="300deg" draw:border="0%">
      <loext:gradient-stop svg:offset="0" loext:color-type="rgb" loext:color-value="#ff972f"/>
      <loext:gradient-stop svg:offset="1" loext:color-type="rgb" loext:color-value="#666666"/>
    </draw:gradient>
    <draw:gradient draw:name="Gradient_20_2" draw:display-name="Gradient 2" draw:style="linear" draw:start-color="#ff972f" draw:end-color="#666666" draw:start-intensity="100%" draw:end-intensity="100%" draw:angle="300deg" draw:border="0%">
      <loext:gradient-stop svg:offset="0" loext:color-type="rgb" loext:color-value="#ff972f"/>
      <loext:gradient-stop svg:offset="1" loext:color-type="rgb" loext:color-value="#6666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9:23:57.188074938</meta:creation-date>
    <dc:date>2025-10-19T09:33:50.234775051</dc:date>
    <meta:editing-duration>PT9M54S</meta:editing-duration>
    <meta:editing-cycles>1</meta:editing-cycles>
    <meta:document-statistic meta:object-count="57"/>
    <meta:generator>LibreOffice/25.8.2.1$Linux_X86_64 LibreOffice_project/580$Build-1</meta:generator>
  </office:meta>
</office:document-meta>
</file>